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Preformatted_20_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ERT INTO Ksiazki (ID_Ksiazki, Tytul, Autor, Rok_Wydania, ISBN) VALUES (pk_ksiazki.nextval,'The Journey kkkk', 'Author A', 1995, '978-0-123456');</text:p>
      <text:p text:style-name="P2">INSERT INTO Ksiazki (ID_Ksiazki, Tytul, Autor, Rok_Wydania, ISBN) VALUES (pk_ksiazki.nextval,'Ocean of Dreams', 'Author B', 2001, '978-0-123456-02-2');</text:p>
      <text:p text:style-name="P2">INSERT INTO Ksiazki (ID_Ksiazki, Tytul, Autor, Rok_Wydania, ISBN) VALUES (pk_ksiazki.nextval,'Whispers in the Wind', 'Author A', 2010, '978-0-123456-03-3');</text:p>
      <text:p text:style-name="P2">INSERT INTO Ksiazki (ID_Ksiazki, Tytul, Autor, Rok_Wydania, ISBN) VALUES (pk_ksiazki.nextval,'The Silent Forest', 'Author C', 1998, '978-0-123456-04-4');</text:p>
      <text:p text:style-name="P2">INSERT INTO Ksiazki (ID_Ksiazki, Tytul, Autor, Rok_Wydania, ISBN) VALUES (pk_ksiazki.nextval,'Shadows of the Past', 'Author D', 2020, '978-0-123456-05-5');</text:p>
      <text:p text:style-name="P2">INSERT INTO Ksiazki (ID_Ksiazki, Tytul, Autor, Rok_Wydania, ISBN) VALUES (pk_ksiazki.nextval,'The Last Horizon', 'Author B', 1999, '978-0-123456-06-6');</text:p>
      <text:p text:style-name="P2">INSERT INTO Ksiazki (ID_Ksiazki, Tytul, Autor, Rok_Wydania, ISBN) VALUES (pk_ksiazki.nextval,'Echoes of Eternity', 'Author C', 2005, '978-0-123456-07-7');</text:p>
      <text:p text:style-name="P2">INSERT INTO Ksiazki (ID_Ksiazki, Tytul, Autor, Rok_Wydania, ISBN) VALUES (pk_ksiazki.nextval,'The Lost Empire', 'Author E', 2023, '978-0-123456-08-8');</text:p>
      <text:p text:style-name="P2">INSERT INTO Ksiazki (ID_Ksiazki, Tytul, Autor, Rok_Wydania, ISBN) VALUES (pk_ksiazki.nextval,'Waves of Time', 'Author D', 2015, '978-0-123456-09-9');</text:p>
      <text:p text:style-name="P2">INSERT INTO Ksiazki (ID_Ksiazki, Tytul, Autor, Rok_Wydania, ISBN) VALUES (pk_ksiazki.nextval,'Tales of the Forgotten', 'Author A', 1992, '978-0-123456-10-0');</text:p>
      <text:p text:style-name="P2">INSERT INTO Ksiazki (ID_Ksiazki, Tytul, Autor, <text:soft-page-break/>Rok_Wydania, ISBN) VALUES (pk_ksiazki.nextval,'Legends of the North', 'Author B', 1997, '978-0-123456-11-1');</text:p>
      <text:p text:style-name="P2">INSERT INTO Ksiazki (ID_Ksiazki, Tytul, Autor, Rok_Wydania, ISBN) VALUES (pk_ksiazki.nextval,'Fires of Destiny', 'Author C', 2008, '978-0-123456-12-2');</text:p>
      <text:p text:style-name="P2">INSERT INTO Ksiazki (ID_Ksiazki, Tytul, Autor, Rok_Wydania, ISBN) VALUES (pk_ksiazki.nextval,'Winds of Change', 'Author D', 2012, '978-0-123456-13-3');</text:p>
      <text:p text:style-name="P2">INSERT INTO Ksiazki (ID_Ksiazki, Tytul, Autor, Rok_Wydania, ISBN) VALUES (pk_ksiazki.nextval,'The Final Chapter', 'Author A', 2000, '978-0-123456-14-4');</text:p>
      <text:p text:style-name="P2">INSERT INTO Ksiazki (ID_Ksiazki, Tytul, Autor, Rok_Wydania, ISBN) VALUES (pk_ksiazki.nextval,'Mystery of the Abyss', 'Author E', 2019, '978-0-123456-15-5');</text:p>
      <text:p text:style-name="P2">INSERT INTO Ksiazki (ID_Ksiazki, Tytul, Autor, Rok_Wydania, ISBN) VALUES (pk_ksiazki.nextval,'Nightfall', 'Author B', 1996, '978-0-123456-16-6');</text:p>
      <text:p text:style-name="P2">INSERT INTO Ksiazki (ID_Ksiazki, Tytul, Autor, Rok_Wydania, ISBN) VALUES (pk_ksiazki.nextval,'Under the Stars', 'Author C', 2003, '978-0-123456-17-7');</text:p>
      <text:p text:style-name="P2">INSERT INTO Ksiazki (ID_Ksiazki, Tytul, Autor, Rok_Wydania, ISBN) VALUES (pk_ksiazki.nextval,'The Edge of Time', 'Author D', 2018, '978-0-123456-18-8');</text:p>
      <text:p text:style-name="P2">INSERT INTO Ksiazki (ID_Ksiazki, Tytul, Autor, Rok_Wydania, ISBN) VALUES (pk_ksiazki.nextval,'Whispers of the Forgotten', 'Author A', 1993, '978-0-123456-19-9');</text:p>
      <text:p text:style-name="P2">INSERT INTO Ksiazki (ID_Ksiazki, Tytul, Autor, Rok_Wydania, ISBN) VALUES (pk_ksiazki.nextval,'Valley of Secrets', 'Author E', 2022, '978-0-123456-20-0');</text:p>
      <text:p text:style-name="P2">INSERT INTO Ksiazki (ID_Ksiazki, Tytul, Autor, <text:soft-page-break/>Rok_Wydania, ISBN) VALUES (pk_ksiazki.nextval,'Windswept', 'Author B', 2011, '978-0-123456-21-1');</text:p>
      <text:p text:style-name="P2">INSERT INTO Ksiazki (ID_Ksiazki, Tytul, Autor, Rok_Wydania, ISBN) VALUES (pk_ksiazki.nextval,'Beneath the Surface', 'Author C', 2009, '978-0-123456-22-2');</text:p>
      <text:p text:style-name="P2">INSERT INTO Ksiazki (ID_Ksiazki, Tytul, Autor, Rok_Wydania, ISBN) VALUES (pk_ksiazki.nextval,'A New Dawn', 'Author D', 2017, '978-0-123456-23-3');</text:p>
      <text:p text:style-name="P2">INSERT INTO Ksiazki (ID_Ksiazki, Tytul, Autor, Rok_Wydania, ISBN) VALUES (pk_ksiazki.nextval,'Lost Legends', 'Author A', 1994, '978-0-123456-24-4');</text:p>
      <text:p text:style-name="P2">INSERT INTO Ksiazki (ID_Ksiazki, Tytul, Autor, Rok_Wydania, ISBN) VALUES (pk_ksiazki.nextval,'The Rising Tide', 'Author E', 2021, '978-0-123456-25-5');</text:p>
      <text:p text:style-name="P2">INSERT INTO Ksiazki (ID_Ksiazki, Tytul, Autor, Rok_Wydania, ISBN) VALUES (pk_ksiazki.nextval,'Descent into Darkness', 'Author B', 2004, '978-0-123456-26-6');</text:p>
      <text:p text:style-name="P2">INSERT INTO Ksiazki (ID_Ksiazki, Tytul, Autor, Rok_Wydania, ISBN) VALUES (pk_ksiazki.nextval,'Chasing Shadows', 'Author C', 2010, '978-0-123456-27-7');</text:p>
      <text:p text:style-name="P2">INSERT INTO Ksiazki (ID_Ksiazki, Tytul, Autor, Rok_Wydania, ISBN) VALUES (pk_ksiazki.nextval,'The Shattered Veil', 'Author D', 2007, '978-0-123456-28-8');</text:p>
      <text:p text:style-name="P2">INSERT INTO Ksiazki (ID_Ksiazki, Tytul, Autor, Rok_Wydania, ISBN) VALUES (pk_ksiazki.nextval,'Fragments of Memory', 'Author A', 2002, '978-0-123456-29-9');</text:p>
      <text:p text:style-name="P2">INSERT INTO Ksiazki (ID_Ksiazki, Tytul, Autor, Rok_Wydania, ISBN) VALUES (pk_ksiazki.nextval,'The Forgotten Path', 'Author E', 2020, '978-0-123456-30-0');</text:p>
      <text:p text:style-name="P2">INSERT INTO Ksiazki (ID_Ksiazki, Tytul, Autor, Rok_Wydania, ISBN) VALUES <text:soft-page-break/>(pk_ksiazki.nextval,'Tides of War', 'Author B', 1991, '978-0-123456-31-1');</text:p>
      <text:p text:style-name="P2">INSERT INTO Ksiazki (ID_Ksiazki, Tytul, Autor, Rok_Wydania, ISBN) VALUES (pk_ksiazki.nextval,'Echoes in the Mist', 'Author C', 1999, '978-0-123456-32-2');</text:p>
      <text:p text:style-name="P2">INSERT INTO Ksiazki (ID_Ksiazki, Tytul, Autor, Rok_Wydania, ISBN) VALUES (pk_ksiazki.nextval,'The Last Fortress', 'Author D', 2013, '978-0-123456-33-3');</text:p>
      <text:p text:style-name="P2">INSERT INTO Ksiazki (ID_Ksiazki, Tytul, Autor, Rok_Wydania, ISBN) VALUES (pk_ksiazki.nextval,'Whispers of the Night', 'Author A', 2016, '978-0-123456-34-4');</text:p>
      <text:p text:style-name="P2">INSERT INTO Ksiazki (ID_Ksiazki, Tytul, Autor, Rok_Wydania, ISBN) VALUES (pk_ksiazki.nextval,'The Golden Horizon', 'Author E', 2021, '978-0-123456-35-5');</text:p>
      <text:p text:style-name="P2">INSERT INTO Ksiazki (ID_Ksiazki, Tytul, Autor, Rok_Wydania, ISBN) VALUES (pk_ksiazki.nextval,'Voices from the Deep', 'Author B', 2006, '978-0-123456-36-6');</text:p>
      <text:p text:style-name="P2">INSERT INTO Ksiazki (ID_Ksiazki, Tytul, Autor, Rok_Wydania, ISBN) VALUES (pk_ksiazki.nextval,'Fires of Hope', 'Author C', 1994, '978-0-123456-37-7');</text:p>
      <text:p text:style-name="P2">INSERT INTO Ksiazki (ID_Ksiazki, Tytul, Autor, Rok_Wydania, ISBN) VALUES (pk_ksiazki.nextval,'Shattered Dreams', 'Author D', 2000, '978-0-123456-38-8');</text:p>
      <text:p text:style-name="P2">INSERT INTO Ksiazki (ID_Ksiazki, Tytul, Autor, Rok_Wydania, ISBN) VALUES (pk_ksiazki.nextval,'The Silent Watch', 'Author A', 1990, '978-0-123456-39-9');</text:p>
      <text:p text:style-name="P2">INSERT INTO Ksiazki (ID_Ksiazki, Tytul, Autor, Rok_Wydania, ISBN) VALUES (pk_ksiazki.nextval,'Rising Shadows', 'Author E', 2023, '978-0-123456-40-0');</text:p>
      <text:p text:style-name="P2">INSERT INTO Ksiazki (ID_Ksiazki, Tytul, Autor, Rok_Wydania, ISBN) VALUES <text:soft-page-break/>(pk_ksiazki.nextval,'Beneath the Waves', 'Author B', 2007, '978-0-123456-41-1');</text:p>
      <text:p text:style-name="P2">INSERT INTO Ksiazki (ID_Ksiazki, Tytul, Autor, Rok_Wydania, ISBN) VALUES (pk_ksiazki.nextval,'The Final Breath', 'Author C', 2014, '978-0-123456-42-2');</text:p>
      <text:p text:style-name="P2">INSERT INTO Ksiazki (ID_Ksiazki, Tytul, Autor, Rok_Wydania, ISBN) VALUES (pk_ksiazki.nextval,'Storm of Souls', 'Author D', 2019, '978-0-123456-43-3');</text:p>
      <text:p text:style-name="P2">INSERT INTO Ksiazki (ID_Ksiazki, Tytul, Autor, Rok_Wydania, ISBN) VALUES (pk_ksiazki.nextval,'The Forgotten King', 'Author A', 1991, '978-0-123456-44-4');</text:p>
      <text:p text:style-name="P2">INSERT INTO Ksiazki (ID_Ksiazki, Tytul, Autor, Rok_Wydania, ISBN) VALUES (pk_ksiazki.nextval,'Lost in Time', 'Author E', 2022, '978-0-123456-45-5');</text:p>
      <text:p text:style-name="P2"/>
      <text:p text:style-name="P2"/>
      <text:p text:style-name="P2"/>
      <text:p text:style-name="P2">INSERT INTO Czytelnicy (ID_Czytelnika, Imie, Nazwisko, Email) VALUES (pk_czytelnicy.nextval, 'Anna', 'Kowalska', 'anna.kowalska@example.com');</text:p>
      <text:p text:style-name="P2">INSERT INTO Czytelnicy (ID_Czytelnika, Imie, Nazwisko, Email) VALUES (pk_czytelnicy.nextval, 'Jan', 'Nowak', 'jan.nowak@example.com');</text:p>
      <text:p text:style-name="P2">INSERT INTO Czytelnicy (ID_Czytelnika, Imie, Nazwisko, Email) VALUES (pk_czytelnicy.nextval, 'Michał', 'Wiśniewski', 'michal.wisniewski@example.com');</text:p>
      <text:p text:style-name="P2">INSERT INTO Czytelnicy (ID_Czytelnika, Imie, Nazwisko, Email) VALUES (pk_czytelnicy.nextval, 'Katarzyna', 'Woźniak', 'katarzyna.wozniak@example.com');</text:p>
      <text:p text:style-name="P2">INSERT INTO Czytelnicy (ID_Czytelnika, Imie, Nazwisko, Email) VALUES (pk_czytelnicy.nextval, 'Piotr', 'Mazur', 'piotr.mazur@example.com');</text:p>
      <text:p text:style-name="P2">INSERT INTO Czytelnicy (ID_Czytelnika, Imie, Nazwisko, Email) VALUES (pk_czytelnicy.nextval, <text:soft-page-break/>'Magdalena', 'Zielińska', 'magdalena.zielinska@example.com');</text:p>
      <text:p text:style-name="P2">INSERT INTO Czytelnicy (ID_Czytelnika, Imie, Nazwisko, Email) VALUES (pk_czytelnicy.nextval, 'Tomasz', 'Szymański', 'tomasz.szymanski@example.com');</text:p>
      <text:p text:style-name="P2">INSERT INTO Czytelnicy (ID_Czytelnika, Imie, Nazwisko, Email) VALUES (pk_czytelnicy.nextval, 'Ewa', 'Dąbrowska', 'ewa.dabrowska@example.com');</text:p>
      <text:p text:style-name="P2">INSERT INTO Czytelnicy (ID_Czytelnika, Imie, Nazwisko, Email) VALUES (pk_czytelnicy.nextval, 'Marcin', 'Król', 'marcin.krol@example.com');</text:p>
      <text:p text:style-name="P2">INSERT INTO Czytelnicy (ID_Czytelnika, Imie, Nazwisko, Email) VALUES (pk_czytelnicy.nextval, 'Agnieszka', 'Jankowska', 'agnieszka.jankowska@example.com');</text:p>
      <text:p text:style-name="P2">INSERT INTO Czytelnicy (ID_Czytelnika, Imie, Nazwisko, Email) VALUES (pk_czytelnicy.nextval, 'Paweł', 'Wójcik', 'pawel.wojcik@example.com');</text:p>
      <text:p text:style-name="P2">INSERT INTO Czytelnicy (ID_Czytelnika, Imie, Nazwisko, Email) VALUES (pk_czytelnicy.nextval, 'Joanna', 'Nowicka', 'joanna.nowicka@example.com');</text:p>
      <text:p text:style-name="P2">INSERT INTO Czytelnicy (ID_Czytelnika, Imie, Nazwisko, Email) VALUES (pk_czytelnicy.nextval, 'Krzysztof', 'Krawczyk', 'krzysztof.krawczyk@example.com');</text:p>
      <text:p text:style-name="P2">INSERT INTO Czytelnicy (ID_Czytelnika, Imie, Nazwisko, Email) VALUES (pk_czytelnicy.nextval, 'Monika', 'Sikora', 'monika.sikora@example.com');</text:p>
      <text:p text:style-name="P2">INSERT INTO Czytelnicy (ID_Czytelnika, Imie, Nazwisko, Email) VALUES (pk_czytelnicy.nextval, 'Adam', 'Pawlak', 'adam.pawlak@example.com');</text:p>
      <text:p text:style-name="P2">INSERT INTO Czytelnicy (ID_Czytelnika, Imie, Nazwisko, Email) VALUES (pk_czytelnicy.nextval, 'Sylwia', 'Kaczmarek', 'sylwia.kaczmarek@example.com');</text:p>
      <text:p text:style-name="P2">INSERT INTO Czytelnicy (ID_Czytelnika, Imie, Nazwisko, Email) VALUES (pk_czytelnicy.nextval, 'Robert', 'Czerwiński', <text:soft-page-break/>'robert.czerwinski@example.com');</text:p>
      <text:p text:style-name="P2">INSERT INTO Czytelnicy (ID_Czytelnika, Imie, Nazwisko, Email) VALUES (pk_czytelnicy.nextval, 'Izabela', 'Sadowska', 'izabela.sadowska@example.com');</text:p>
      <text:p text:style-name="P2">INSERT INTO Czytelnicy (ID_Czytelnika, Imie, Nazwisko, Email) VALUES (pk_czytelnicy.nextval, 'Grzegorz', 'Borkowski', 'grzegorz.borkowski@example.com');</text:p>
      <text:p text:style-name="P2">INSERT INTO Czytelnicy (ID_Czytelnika, Imie, Nazwisko, Email) VALUES (pk_czytelnicy.nextval, 'Justyna', 'Wesołowska', 'justyna.wesolowska@example.com');</text:p>
      <text:p text:style-name="P2"/>
      <text:p text:style-name="P2"/>
      <text:p text:style-name="P2">INSERT INTO Wypozyczenia (ID_Wypozyczenia, ID_Ksiazki, ID_Czytelnika, Data_Wypozyczenia, Data_Zwrotu) VALUES (pk_wypozyczenia.nextval, 5, 1, TO_DATE('2024-01-10', 'YYYY-MM-DD'), TO_DATE('2024-02-10', 'YYYY-MM-DD'));</text:p>
      <text:p text:style-name="P2">INSERT INTO Wypozyczenia (ID_Wypozyczenia, ID_Ksiazki, ID_Czytelnika, Data_Wypozyczenia, Data_Zwrotu) VALUES (pk_wypozyczenia.nextval, 12, 2, TO_DATE('2024-01-15', 'YYYY-MM-DD'), TO_DATE('2024-02-15', 'YYYY-MM-DD'));</text:p>
      <text:p text:style-name="P2">INSERT INTO Wypozyczenia (ID_Wypozyczenia, ID_Ksiazki, ID_Czytelnika, Data_Wypozyczenia, Data_Zwrotu) VALUES (pk_wypozyczenia.nextval, 22, 3, TO_DATE('2024-02-05', 'YYYY-MM-DD'), TO_DATE('2024-03-05', 'YYYY-MM-DD'));</text:p>
      <text:p text:style-name="P2">INSERT INTO Wypozyczenia (ID_Wypozyczenia, ID_Ksiazki, ID_Czytelnika, Data_Wypozyczenia, Data_Zwrotu) VALUES (pk_wypozyczenia.nextval, 7, 4, TO_DATE('2024-02-20', 'YYYY-MM-DD'), TO_DATE('2024-03-20', 'YYYY-MM-DD'));</text:p>
      <text:p text:style-name="P2">INSERT INTO Wypozyczenia (ID_Wypozyczenia, ID_Ksiazki, ID_Czytelnika, Data_Wypozyczenia, Data_Zwrotu) VALUES (pk_wypozyczenia.nextval, 35, 5, TO_DATE('2024-03-01', 'YYYY-MM-DD'), TO_DATE('2024-04-01', 'YYYY-MM-DD'));</text:p>
      <text:p text:style-name="P2"><text:soft-page-break/>INSERT INTO Wypozyczenia (ID_Wypozyczenia, ID_Ksiazki, ID_Czytelnika, Data_Wypozyczenia, Data_Zwrotu) VALUES (pk_wypozyczenia.nextval, 45, 6, TO_DATE('2024-03-12', 'YYYY-MM-DD'), TO_DATE('2024-04-12', 'YYYY-MM-DD'));</text:p>
      <text:p text:style-name="P2">INSERT INTO Wypozyczenia (ID_Wypozyczenia, ID_Ksiazki, ID_Czytelnika, Data_Wypozyczenia, Data_Zwrotu) VALUES (pk_wypozyczenia.nextval, 15, 7, TO_DATE('2024-04-02', 'YYYY-MM-DD'), TO_DATE('2024-05-02', 'YYYY-MM-DD'));</text:p>
      <text:p text:style-name="P2">INSERT INTO Wypozyczenia (ID_Wypozyczenia, ID_Ksiazki, ID_Czytelnika, Data_Wypozyczenia, Data_Zwrotu) VALUES (pk_wypozyczenia.nextval, 60, 8, TO_DATE('2024-04-17', 'YYYY-MM-DD'), TO_DATE('2024-05-17', 'YYYY-MM-DD'));</text:p>
      <text:p text:style-name="P2">INSERT INTO Wypozyczenia (ID_Wypozyczenia, ID_Ksiazki, ID_Czytelnika, Data_Wypozyczenia, Data_Zwrotu) VALUES (pk_wypozyczenia.nextval, 78, 9, TO_DATE('2024-05-01', 'YYYY-MM-DD'), TO_DATE('2024-06-01', 'YYYY-MM-DD'));</text:p>
      <text:p text:style-name="P2">INSERT INTO Wypozyczenia (ID_Wypozyczenia, ID_Ksiazki, ID_Czytelnika, Data_Wypozyczenia, Data_Zwrotu) VALUES (pk_wypozyczenia.nextval, 90, 10, TO_DATE('2024-05-10', 'YYYY-MM-DD'), TO_DATE('2024-06-10', 'YYYY-MM-DD'));</text:p>
      <text:p text:style-name="P2"/>
      <text:p text:style-name="P2"/>
      <text:p text:style-name="P2">INSERT INTO Wypozyczenia (ID_Wypozyczenia, ID_Ksiazki, ID_Czytelnika, Data_Wypozyczenia, Data_Zwrotu) VALUES (pk_wypozyczenia.nextval, 10, 11, TO_DATE('2024-06-03', 'YYYY-MM-DD'), TO_DATE('2024-07-03', 'YYYY-MM-DD'));</text:p>
      <text:p text:style-name="P2">INSERT INTO Wypozyczenia (ID_Wypozyczenia, ID_Ksiazki, ID_Czytelnika, Data_Wypozyczenia, Data_Zwrotu) VALUES (pk_wypozyczenia.nextval, 25, 12, TO_DATE('2024-06-15', 'YYYY-MM-DD'), TO_DATE('2024-07-15', 'YYYY-MM-DD'));</text:p>
      <text:p text:style-name="P2">INSERT INTO Wypozyczenia (ID_Wypozyczenia, ID_Ksiazki, ID_Czytelnika, Data_Wypozyczenia, Data_Zwrotu) VALUES (pk_wypozyczenia.nextval, 50, <text:soft-page-break/>13, TO_DATE('2024-06-28', 'YYYY-MM-DD'), TO_DATE('2024-07-28', 'YYYY-MM-DD'));</text:p>
      <text:p text:style-name="P2">INSERT INTO Wypozyczenia (ID_Wypozyczenia, ID_Ksiazki, ID_Czytelnika, Data_Wypozyczenia, Data_Zwrotu) VALUES (pk_wypozyczenia.nextval, 33, 14, TO_DATE('2024-07-05', 'YYYY-MM-DD'), TO_DATE('2024-08-05', 'YYYY-MM-DD'));</text:p>
      <text:p text:style-name="P2">INSERT INTO Wypozyczenia (ID_Wypozyczenia, ID_Ksiazki, ID_Czytelnika, Data_Wypozyczenia, Data_Zwrotu) VALUES (pk_wypozyczenia.nextval, 70, 15, TO_DATE('2024-07-12', 'YYYY-MM-DD'), TO_DATE('2024-08-12', 'YYYY-MM-DD'));</text:p>
      <text:p text:style-name="P2">INSERT INTO Wypozyczenia (ID_Wypozyczenia, ID_Ksiazki, ID_Czytelnika, Data_Wypozyczenia, Data_Zwrotu) VALUES (pk_wypozyczenia.nextval, 85, 16, TO_DATE('2024-07-20', 'YYYY-MM-DD'), TO_DATE('2024-08-20', 'YYYY-MM-DD'));</text:p>
      <text:p text:style-name="P2">INSERT INTO Wypozyczenia (ID_Wypozyczenia, ID_Ksiazki, ID_Czytelnika, Data_Wypozyczenia, Data_Zwrotu) VALUES (pk_wypozyczenia.nextval, 95, 17, TO_DATE('2024-07-25', 'YYYY-MM-DD'), TO_DATE('2024-08-25', 'YYYY-MM-DD'));</text:p>
      <text:p text:style-name="P2">INSERT INTO Wypozyczenia (ID_Wypozyczenia, ID_Ksiazki, ID_Czytelnika, Data_Wypozyczenia, Data_Zwrotu) VALUES (pk_wypozyczenia.nextval, 12, 18, TO_DATE('2024-08-01', 'YYYY-MM-DD'), TO_DATE('2024-09-01', 'YYYY-MM-DD'));</text:p>
      <text:p text:style-name="P2">INSERT INTO Wypozyczenia (ID_Wypozyczenia, ID_Ksiazki, ID_Czytelnika, Data_Wypozyczenia, Data_Zwrotu) VALUES (pk_wypozyczenia.nextval, 80, 19, TO_DATE('2024-08-10', 'YYYY-MM-DD'), TO_DATE('2024-09-10', 'YYYY-MM-DD'));</text:p>
      <text:p text:style-name="P2">INSERT INTO Wypozyczenia (ID_Wypozyczenia, ID_Ksiazki, ID_Czytelnika, Data_Wypozyczenia, Data_Zwrotu) VALUES (pk_wypozyczenia.nextval, 40, 20, TO_DATE('2024-08-15', 'YYYY-MM-DD'), TO_DATE('2024-09-15', 'YYYY-MM-DD'));</text:p>
      <text:p text:style-name="P2"/>
      <text:p text:style-name="P2">INSERT INTO Wypozyczenia (ID_Wypozyczenia, ID_Ksiazki, ID_Czytelnika, Data_Wypozyczenia, <text:soft-page-break/>Data_Zwrotu) VALUES (pk_wypozyczenia.nextval, 1, 1, TO_DATE('2024-02-10', 'YYYY-MM-DD'), TO_DATE('2024-03-10', 'YYYY-MM-DD'));</text:p>
      <text:p text:style-name="P2">INSERT INTO Wypozyczenia (ID_Wypozyczenia, ID_Ksiazki, ID_Czytelnika, Data_Wypozyczenia, Data_Zwrotu) VALUES (pk_wypozyczenia.nextval, 13, 2, TO_DATE('2024-03-12', 'YYYY-MM-DD'), TO_DATE('2024-04-12', 'YYYY-MM-DD'));</text:p>
      <text:p text:style-name="P2">INSERT INTO Wypozyczenia (ID_Wypozyczenia, ID_Ksiazki, ID_Czytelnika, Data_Wypozyczenia, Data_Zwrotu) VALUES (pk_wypozyczenia.nextval, 55, 3, TO_DATE('2024-04-22', 'YYYY-MM-DD'), TO_DATE('2024-05-22', 'YYYY-MM-DD'));</text:p>
      <text:p text:style-name="P2">INSERT INTO Wypozyczenia (ID_Wypozyczenia, ID_Ksiazki, ID_Czytelnika, Data_Wypozyczenia, Data_Zwrotu) VALUES (pk_wypozyczenia.nextval, 77, 4, TO_DATE('2024-05-11', 'YYYY-MM-DD'), TO_DATE('2024-06-11', 'YYYY-MM-DD'));</text:p>
      <text:p text:style-name="P2">INSERT INTO Wypozyczenia (ID_Wypozyczenia, ID_Ksiazki, ID_Czytelnika, Data_Wypozyczenia, Data_Zwrotu) VALUES (pk_wypozyczenia.nextval, 37, 5, TO_DATE('2024-03-05', 'YYYY-MM-DD'), TO_DATE('2024-04-05', 'YYYY-MM-DD'));</text:p>
      <text:p text:style-name="P2">INSERT INTO Wypozyczenia (ID_Wypozyczenia, ID_Ksiazki, ID_Czytelnika, Data_Wypozyczenia, Data_Zwrotu) VALUES (pk_wypozyczenia.nextval, 100, 6, TO_DATE('2024-08-20', 'YYYY-MM-DD'), TO_DATE('2024-09-20', 'YYYY-MM-DD'));</text:p>
      <text:p text:style-name="P2">INSERT INTO Wypozyczenia (ID_Wypozyczenia, ID_Ksiazki, ID_Czytelnika, Data_Wypozyczenia, Data_Zwrotu) VALUES (pk_wypozyczenia.nextval, 6, 7, TO_DATE('2024-03-03', 'YYYY-MM-DD'), TO_DATE('2024-04-03', 'YYYY-MM-DD'));</text:p>
      <text:p text:style-name="P2">INSERT INTO Wypozyczenia (ID_Wypozyczenia, ID_Ksiazki, ID_Czytelnika, Data_Wypozyczenia, Data_Zwrotu) VALUES (pk_wypozyczenia.nextval, 17, 8, TO_DATE('2024-05-05', 'YYYY-MM-DD'), TO_DATE('2024-06-05', 'YYYY-MM-DD'));</text:p>
      <text:p text:style-name="P2">INSERT INTO Wypozyczenia (ID_Wypozyczenia, ID_Ksiazki, ID_Czytelnika, Data_Wypozyczenia, <text:soft-page-break/>Data_Zwrotu) VALUES (pk_wypozyczenia.nextval, 89, 9, TO_DATE('2024-06-07', 'YYYY-MM-DD'), TO_DATE('2024-07-07', 'YYYY-MM-DD'));</text:p>
      <text:p text:style-name="P2">INSERT INTO Wypozyczenia (ID_Wypozyczenia, ID_Ksiazki, ID_Czytelnika, Data_Wypozyczenia, Data_Zwrotu) VALUES (pk_wypozyczenia.nextval, 23, 10, TO_DATE('2024-06-15', 'YYYY-MM-DD'), TO_DATE('2024-07-15', 'YYYY-MM-DD'));</text:p>
      <text:p text:style-name="P2"/>
      <text:p text:style-name="P2">INSERT INTO Wypozyczenia (ID_Wypozyczenia, ID_Ksiazki, ID_Czytelnika, Data_Wypozyczenia, Data_Zwrotu) VALUES (pk_wypozyczenia.nextval, 52, 11, TO_DATE('2024-07-01', 'YYYY-MM-DD'), TO_DATE('2024-08-01', 'YYYY-MM-DD'));</text:p>
      <text:p text:style-name="P2">INSERT INTO Wypozyczenia (ID_Wypozyczenia, ID_Ksiazki, ID_Czytelnika, Data_Wypozyczenia, Data_Zwrotu) VALUES (pk_wypozyczenia.nextval, 14, 12, TO_DATE('2024-07-20', 'YYYY-MM-DD'), TO_DATE('2024-08-20', 'YYYY-MM-DD'));</text:p>
      <text:p text:style-name="P2">INSERT INTO Wypozyczenia (ID_Wypozyczenia, ID_Ksiazki, ID_Czytelnika, Data_Wypozyczenia, Data_Zwrotu) VALUES (pk_wypozyczenia.nextval, 68, 13, TO_DATE('2024-04-15', 'YYYY-MM-DD'), TO_DATE('2024-05-15', 'YYYY-MM-DD'));</text:p>
      <text:p text:style-name="P2">INSERT INTO Wypozyczenia (ID_Wypozyczenia, ID_Ksiazki, ID_Czytelnika, Data_Wypozyczenia, Data_Zwrotu) VALUES (pk_wypozyczenia.nextval, 94, 14, TO_DATE('2024-02-25', 'YYYY-MM-DD'), TO_DATE('2024-03-25', 'YYYY-MM-DD'));</text:p>
      <text:p text:style-name="P2">INSERT INTO Wypozyczenia (ID_Wypozyczenia, ID_Ksiazki, ID_Czytelnika, Data_Wypozyczenia, Data_Zwrotu) VALUES (pk_wypozyczenia.nextval, 34, 15, TO_DATE('2024-05-30', 'YYYY-MM-DD'), TO_DATE('2024-06-30', 'YYYY-MM-DD'));</text:p>
      <text:p text:style-name="P2">INSERT INTO Wypozyczenia (ID_Wypozyczenia, ID_Ksiazki, ID_Czytelnika, Data_Wypozyczenia, Data_Zwrotu) VALUES (pk_wypozyczenia.nextval, 58, 16, TO_DATE('2024-06-12', 'YYYY-MM-DD'), TO_DATE('2024-07-12', 'YYYY-MM-DD'));</text:p>
      <text:p text:style-name="P2">INSERT INTO Wypozyczenia (ID_Wypozyczenia, <text:soft-page-break/>ID_Ksiazki, ID_Czytelnika, Data_Wypozyczenia, Data_Zwrotu) VALUES (pk_wypozyczenia.nextval, 77, 17, TO_DATE('2024-04-08', 'YYYY-MM-DD'), TO_DATE('2024-05-08', 'YYYY-MM-DD'));</text:p>
      <text:p text:style-name="P2">INSERT INTO Wypozyczenia (ID_Wypozyczenia, ID_Ksiazki, ID_Czytelnika, Data_Wypozyczenia, Data_Zwrotu) VALUES (pk_wypozyczenia.nextval, 46, 18, TO_DATE('2024-07-03', 'YYYY-MM-DD'), TO_DATE('2024-08-03', 'YYYY-MM-DD'));</text:p>
      <text:p text:style-name="P2">INSERT INTO Wypozyczenia (ID_Wypozyczenia, ID_Ksiazki, ID_Czytelnika, Data_Wypozyczenia, Data_Zwrotu) VALUES (pk_wypozyczenia.nextval, 81, 19, TO_DATE('2024-05-19', 'YYYY-MM-DD'), TO_DATE('2024-06-19', 'YYYY-MM-DD'));</text:p>
      <text:p text:style-name="P2">INSERT INTO Wypozyczenia (ID_Wypozyczenia, ID_Ksiazki, ID_Czytelnika, Data_Wypozyczenia, Data_Zwrotu) VALUES (pk_wypozyczenia.nextval, 93, 20, TO_DATE('2024-06-28', 'YYYY-MM-DD'), TO_DATE('2024-07-28', 'YYYY-MM-DD'));</text:p>
      <text:p text:style-name="P2"/>
      <text:p text:style-name="P2">INSERT INTO Wypozyczenia (ID_Wypozyczenia, ID_Ksiazki, ID_Czytelnika, Data_Wypozyczenia, Data_Zwrotu) VALUES (pk_wypozyczenia.nextval, 2, 1, TO_DATE('2024-07-10', 'YYYY-MM-DD'), TO_DATE('2024-08-10', 'YYYY-MM-DD'));</text:p>
      <text:p text:style-name="P2">INSERT INTO Wypozyczenia (ID_Wypozyczenia, ID_Ksiazki, ID_Czytelnika, Data_Wypozyczenia, Data_Zwrotu) VALUES (pk_wypozyczenia.nextval, 8, 2, TO_DATE('2024-05-01', 'YYYY-MM-DD'), TO_DATE('2024-06-01', 'YYYY-MM-DD'));</text:p>
      <text:p text:style-name="P2">INSERT INTO Wypozyczenia (ID_Wypozyczenia, ID_Ksiazki, ID_Czytelnika, Data_Wypozyczenia, Data_Zwrotu) VALUES (pk_wypozyczenia.nextval, 63, 3, TO_DATE('2024-08-05', 'YYYY-MM-DD'), TO_DATE('2024-09-05', 'YYYY-MM-DD'));</text:p>
      <text:p text:style-name="P2">INSERT INTO Wypozyczenia (ID_Wypozyczenia, ID_Ksiazki, ID_Czytelnika, Data_Wypozyczenia, Data_Zwrotu) VALUES (pk_wypozyczenia.nextval, 12, 4, TO_DATE('2024-07-15', 'YYYY-MM-DD'), TO_DATE('2024-08-15', 'YYYY-MM-DD'));</text:p>
      <text:p text:style-name="P2"><text:soft-page-break/>INSERT INTO Wypozyczenia (ID_Wypozyczenia, ID_Ksiazki, ID_Czytelnika, Data_Wypozyczenia, Data_Zwrotu) VALUES (pk_wypozyczenia.nextval, 29, 5, TO_DATE('2024-08-10', 'YYYY-MM-DD'), TO_DATE('2024-09-10', 'YYYY-MM-DD'));</text:p>
      <text:p text:style-name="P2">INSERT INTO Wypozyczenia (ID_Wypozyczenia, ID_Ksiazki, ID_Czytelnika, Data_Wypozyczenia, Data_Zwrotu) VALUES (pk_wypozyczenia.nextval, 76, 6, TO_DATE('2024-01-20', 'YYYY-MM-DD'), TO_DATE('2024-02-20', 'YYYY-MM-DD'));</text:p>
      <text:p text:style-name="P2">INSERT INTO Wypozyczenia (ID_Wypozyczenia, ID_Ksiazki, ID_Czytelnika, Data_Wypozyczenia, Data_Zwrotu) VALUES (pk_wypozyczenia.nextval, 21, 7, TO_DATE('2024-03-10', 'YYYY-MM-DD'), TO_DATE('2024-04-10', 'YYYY-MM-DD'));</text:p>
      <text:p text:style-name="P2">INSERT INTO Wypozyczenia (ID_Wypozyczenia, ID_Ksiazki, ID_Czytelnika, Data_Wypozyczenia, Data_Zwrotu) VALUES (pk_wypozyczenia.nextval, 88, 8, TO_DATE('2024-06-22', 'YYYY-MM-DD'), TO_DATE('2024-07-22', 'YYYY-MM-DD'));</text:p>
      <text:p text:style-name="P2">INSERT INTO Wypozyczenia (ID_Wypozyczenia, ID_Ksiazki, ID_Czytelnika, Data_Wypozyczenia, Data_Zwrotu) VALUES (pk_wypozyczenia.nextval, 19, 9, TO_DATE('2024-05-27', 'YYYY-MM-DD'), TO_DATE('2024-06-27', 'YYYY-MM-DD'));</text:p>
      <text:p text:style-name="P2">INSERT INTO Wypozyczenia (ID_Wypozyczenia, ID_Ksiazki, ID_Czytelnika, Data_Wypozyczenia, Data_Zwrotu) VALUES (pk_wypozyczenia.nextval, 42, 10, TO_DATE('2024-02-14', 'YYYY-MM-DD'), TO_DATE('2024-03-14', 'YYYY-MM-DD')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yk popek</meta:initial-creator>
    <meta:creation-date>2024-10-08T14:14:12.61</meta:creation-date>
    <meta:document-statistic meta:table-count="0" meta:image-count="0" meta:object-count="0" meta:page-count="13" meta:paragraph-count="115" meta:word-count="1762" meta:character-count="20588"/>
    <dc:date>2024-10-08T14:15:01.74</dc:date>
    <dc:creator>patryk popek</dc:creator>
    <meta:editing-duration>PT50S</meta:editing-duration>
    <meta:editing-cycles>1</meta:editing-cycles>
    <meta:generator>OpenOffice/4.1.15$Win32 OpenOffice.org_project/4115m2$Build-9813</meta:generator>
  </office:meta>
</office:document-meta>
</file>